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6cm" fo:min-width="0.3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opacity="100%" draw:textarea-horizontal-align="justify" draw:textarea-vertical-align="middle" draw:auto-grow-height="false" fo:min-height="0.548cm" fo:min-width="0.298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ce181e"/>
    </style:style>
    <style:style style:name="P4" style:family="paragraph">
      <loext:graphic-properties draw:fill="none" draw:fill-color="#ffffff"/>
      <style:text-properties fo:color="#ce181e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ffffff" draw:opacity="100%"/>
      <style:paragraph-properties fo:text-align="center"/>
    </style:style>
    <style:style style:name="T1" style:family="text">
      <style:text-properties fo:color="#ce181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7cm" svg:y1="4.9cm" svg:x2="15.8cm" svg:y2="6.2cm">
          <text:p/>
        </draw:line>
        <draw:line draw:style-name="gr1" draw:text-style-name="P1" draw:layer="layout" svg:x1="7.064cm" svg:y1="3.754cm" svg:x2="8.043cm" svg:y2="4.962cm">
          <text:p/>
        </draw:line>
        <draw:frame draw:style-name="gr2" draw:text-style-name="P2" draw:layer="layout" svg:width="2.847cm" svg:height="0.962cm" svg:x="3.7cm" svg:y="1.038cm">
          <draw:text-box>
            <text:p>Дерево:</text:p>
          </draw:text-box>
        </draw:frame>
        <draw:frame draw:style-name="gr2" draw:text-style-name="P2" draw:layer="layout" svg:width="5.773cm" svg:height="0.962cm" svg:x="12cm" svg:y="1cm">
          <draw:text-box>
            <text:p>Корневое дерево:</text:p>
          </draw:text-box>
        </draw:frame>
        <draw:frame draw:style-name="gr2" draw:text-style-name="P4" draw:layer="layout" svg:width="3.465cm" svg:height="0.962cm" svg:x="3.101cm" svg:y="9.638cm">
          <draw:text-box>
            <text:p text:style-name="P3"><text:span text:style-name="T1">Свойства:</text:span></text:p>
          </draw:text-box>
        </draw:frame>
        <draw:frame draw:style-name="gr2" draw:text-style-name="P2" draw:layer="layout" svg:width="9.514cm" svg:height="2.384cm" svg:x="1.386cm" svg:y="10.616cm">
          <draw:text-box>
            <text:list text:style-name="L2">
              <text:list-item>
                <text:p><text:s/><text:span text:style-name="T2">n</text:span><text:span text:style-name="T3"> вершин,</text:span> <text:span text:style-name="T2">n</text:span>-1 рёбер</text:p>
              </text:list-item>
              <text:list-item>
                <text:p><text:s/>ровно один путь для любых</text:p>
                <text:p><text:s/>двух вершин</text:p>
              </text:list-item>
            </text:list>
          </draw:text-box>
        </draw:frame>
        <draw:custom-shape draw:style-name="gr3" draw:text-style-name="P6" draw:layer="layout" svg:width="1.2cm" svg:height="1.2cm" svg:x="3cm" svg:y="2.7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cm" svg:height="1.2cm" svg:x="4.501cm" svg:y="4.801cm">
          <text:p text:style-name="P5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1.2cm" svg:height="1.2cm" svg:x="5.603cm" svg:y="6.703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9cm" svg:y1="3.8cm" svg:x2="4.8cm" svg:y2="4.9cm">
          <text:p/>
        </draw:line>
        <draw:line draw:style-name="gr1" draw:text-style-name="P1" draw:layer="layout" svg:x1="6.4cm" svg:y1="3.7cm" svg:x2="5.4cm" svg:y2="4.9cm">
          <text:p/>
        </draw:line>
        <draw:custom-shape draw:style-name="gr5" draw:text-style-name="P7" draw:layer="layout" svg:width="1.2cm" svg:height="1.2cm" svg:x="7.804cm" svg:y="4.804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6.101cm" svg:y="2.701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9cm" svg:y1="5.4cm" svg:x2="4.5cm" svg:y2="5.4cm">
          <text:p/>
        </draw:line>
        <draw:line draw:style-name="gr1" draw:text-style-name="P1" draw:layer="layout" svg:x1="2.452cm" svg:y1="5.853cm" svg:x2="3cm" svg:y2="6.9cm">
          <text:p/>
        </draw:line>
        <draw:custom-shape draw:style-name="gr5" draw:text-style-name="P7" draw:layer="layout" svg:width="1.2cm" svg:height="1.2cm" svg:x="2.602cm" svg:y="6.702cm">
          <text:p text:style-name="P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.701cm" svg:y="4.801cm">
          <text:p text:style-name="P5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7.3cm" svg:x2="5.6cm" svg:y2="7.3cm">
          <text:p/>
        </draw:line>
        <draw:custom-shape draw:style-name="gr5" draw:text-style-name="P7" draw:layer="layout" svg:width="1.2cm" svg:height="1.2cm" svg:x="12.6cm" svg:y="6.2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5.202cm" svg:y="6.202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8.003cm" svg:y="6.203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8.004cm" svg:y="8.404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9cm" svg:y1="3.2cm" svg:x2="13.5cm" svg:y2="4.3cm">
          <text:p/>
        </draw:line>
        <draw:line draw:style-name="gr1" draw:text-style-name="P1" draw:layer="layout" svg:x1="17.1cm" svg:y1="4.3cm" svg:x2="15.7cm" svg:y2="3.2cm">
          <text:p/>
        </draw:line>
        <draw:custom-shape draw:style-name="gr5" draw:text-style-name="P7" draw:layer="layout" svg:width="1.2cm" svg:height="1.2cm" svg:x="14.7cm" svg:y="2.4cm">
          <text:p text:style-name="P5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2cm" svg:height="1.2cm" svg:x="12.6cm" svg:y="4cm">
          <text:p text:style-name="P5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2cm" svg:y1="5.2cm" svg:x2="13.2cm" svg:y2="6.2cm">
          <text:p/>
        </draw:line>
        <draw:line draw:style-name="gr1" draw:text-style-name="P1" draw:layer="layout" svg:x1="18.6cm" svg:y1="7.4cm" svg:x2="18.6cm" svg:y2="8.4cm">
          <text:p/>
        </draw:line>
        <draw:line draw:style-name="gr1" draw:text-style-name="P1" draw:layer="layout" svg:x1="18.6cm" svg:y1="6.2cm" svg:x2="17.5cm" svg:y2="5cm">
          <text:p/>
        </draw:line>
        <draw:custom-shape draw:style-name="gr5" draw:text-style-name="P7" draw:layer="layout" svg:width="1.2cm" svg:height="1.2cm" svg:x="16.6cm" svg:y="4cm">
          <text:p text:style-name="P5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6.568cm" svg:height="4.517cm" svg:x="12.282cm" svg:y="10.016cm">
          <draw:text-box>
            <text:p>F — корень</text:p>
            <text:p>A, B — дети G</text:p>
            <text:p>E — родитель D</text:p>
            <text:p>A, B, C — потомки G</text:p>
            <text:p>F, G — предки B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8T10:32:19.779000000</meta:creation-date>
    <dc:date>2021-11-18T11:05:47.373000000</dc:date>
    <meta:editing-duration>PT33M24S</meta:editing-duration>
    <meta:editing-cycles>13</meta:editing-cycles>
    <meta:generator>LibreOffice/5.4.3.2$Windows_X86_64 LibreOffice_project/92a7159f7e4af62137622921e809f8546db437e5</meta:generator>
    <meta:document-statistic meta:object-count="31"/>
  </office:meta>
</office:document-meta>
</file>